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Shell basics in Pyth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aunching unix command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ping.py</text:p>
                <text:p>$ python3 dir.py</text:p>
                <text:p>$ python3 ls-megas.py</text:p>
                <text:p>$ python3 meminfo-megas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rgum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argv-exec.py</text:p>
                <text:p>$ python3 argv.py</text:p>
                <text:p>$ python3 exponent-argparse.p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actical Python Scrip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davidam-clonerepos.py</text:p>
                <text:p>$ python3 spa2eng.py</text:p>
                <text:p>$ python3 printcolumn1.p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2M42S</meta:editing-duration>
    <meta:editing-cycles>2</meta:editing-cycles>
    <meta:generator>LibreOffice/5.1.2.2$Linux_X86_64 LibreOffice_project/10m0$Build-2</meta:generator>
    <dc:date>2018-04-04T09:02:53.862416270</dc:date>
    <meta:document-statistic meta:object-count="64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